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5.5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29.03mm"/>
    </style:style>
    <style:style style:name="co4" style:family="table-column">
      <style:table-column-properties fo:break-before="auto" style:column-width="27.25mm"/>
    </style:style>
    <style:style style:name="co5" style:family="table-column">
      <style:table-column-properties fo:break-before="auto" style:column-width="28.79mm"/>
    </style:style>
    <style:style style:name="co6" style:family="table-column">
      <style:table-column-properties fo:break-before="auto" style:column-width="21.17mm"/>
    </style:style>
    <style:style style:name="ro1" style:family="table-row">
      <style:table-row-properties style:row-height="5.2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>
      <style:text-properties fo:color="#000000"/>
    </style:style>
    <style:style style:name="ce7" style:family="table-cell" style:parent-style-name="Default" style:data-style-name="N0">
      <style:text-properties fo:color="#000000" fo:font-weight="bold" style:font-weight-asian="bold" style:font-weight-complex="bold"/>
    </style:style>
    <style:style style:name="ce8" style:family="table-cell" style:parent-style-name="Default">
      <style:text-properties fo:color="#000000"/>
    </style:style>
    <style:style style:name="ce3" style:family="table-cell" style:parent-style-name="Default" style:data-style-name="N0">
      <style:text-properties fo:color="#ffffff"/>
    </style:style>
    <style:style style:name="ce1" style:family="table-cell" style:parent-style-name="Default" style:data-style-name="N0"/>
    <style:style style:name="ce12" style:family="table-cell" style:parent-style-name="Millares" style:data-style-name="N110">
      <style:table-cell-properties style:cell-protect="protected" style:print-content="true" fo:background-color="transparent" style:vertical-align="automatic"/>
      <style:text-properties fo:color="#000000"/>
    </style:style>
    <style:style style:name="ce9" style:family="table-cell" style:parent-style-name="Millares" style:data-style-name="N110">
      <style:table-cell-properties style:cell-protect="protected" style:print-content="true" fo:background-color="transparent" style:vertical-align="automatic"/>
      <style:text-properties fo:color="#ffffff"/>
    </style:style>
    <style:style style:name="ce2" style:family="table-cell" style:parent-style-name="Millares" style:data-style-name="N110">
      <style:table-cell-properties style:cell-protect="protected" style:print-content="true" fo:background-color="transparent" style:vertical-align="automatic"/>
    </style:style>
    <style:style style:name="ce15" style:family="table-cell" style:parent-style-name="Default" style:data-style-name="N0">
      <style:text-properties fo:color="#000000" style:text-underline-style="none"/>
    </style:style>
    <style:style style:name="ce16" style:family="table-cell" style:parent-style-name="Default" style:data-style-name="N0">
      <style:text-properties fo:color="#000000" style:text-underline-style="none" fo:font-weight="bold" style:font-weight-asian="bold" style:font-weight-complex="bold"/>
    </style:style>
    <style:style style:name="ce17" style:family="table-cell" style:parent-style-name="Default" style:data-style-name="N0">
      <style:text-properties fo:color="#ffffff" style:text-underline-style="none"/>
    </style:style>
    <style:style style:name="ce18" style:family="table-cell" style:parent-style-name="Default" style:data-style-name="N0">
      <style:text-properties style:text-underline-style="none"/>
    </style:style>
    <style:style style:name="T1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8"/>
        <table:table-column table:style-name="co6" table:number-columns-repeated="1019" table:default-cell-style-name="ce1"/>
        <table:table-row table:style-name="ro1">
          <table:table-cell table:style-name="ce4" office:value-type="string" calcext:value-type="string">
            <text:p>Marcar con una <text:span text:style-name="T1">X</text:span> los elementos a evaluar en cada una de las entregas (no volver a marcar los ya superados)</text:p>
          </table:table-cell>
          <table:table-cell table:style-name="ce12"/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4" office:value-type="string" calcext:value-type="string">
            <text:p>Alumno: D./Dª ________________________________________________________________________</text:p>
          </table:table-cell>
          <table:table-cell table:style-name="ce12"/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4"/>
          <table:table-cell table:style-name="ce12"/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4" office:value-type="string" calcext:value-type="string">
            <text:p>Item a valorar</text:p>
          </table:table-cell>
          <table:table-cell table:style-name="ce12" office:value-type="string" office:string-value="Puntuación" calcext:value-type="string">
            <text:p><text:s/>Puntuación </text:p>
          </table:table-cell>
          <table:table-cell table:style-name="ce7" office:value-type="string" calcext:value-type="string">
            <text:p>Entrega 1</text:p>
          </table:table-cell>
          <table:table-cell table:style-name="ce7" office:value-type="string" calcext:value-type="string">
            <text:p>Entrega 2</text:p>
          </table:table-cell>
          <table:table-cell table:style-name="ce16" office:value-type="string" calcext:value-type="string">
            <text:p>Entrega 3</text:p>
          </table:table-cell>
          <table:table-cell table:style-name="ce7" office:value-type="string" calcext:value-type="string">
            <text:p>Entrega 4</text:p>
          </table:table-cell>
          <table:table-cell table:style-name="ce7" office:value-type="string" calcext:value-type="string">
            <text:p>Entrega 5</text:p>
          </table:table-cell>
          <table:table-cell table:style-name="ce4" table:number-columns-repeated="6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7" office:value-type="string" calcext:value-type="string">
            <text:p>Elementos de la práctica 1</text:p>
          </table:table-cell>
          <table:table-cell table:style-name="ce12"/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4" office:value-type="string" calcext:value-type="string">
            <text:p>Clase Malla3D (implementación correcta)</text:p>
          </table:table-cell>
          <table:table-cell table:style-name="ce12" office:value-type="float" office:value="0.025" calcext:value-type="float">
            <text:p><text:s/>0,025 <text:s text:c="2"/></text:p>
          </table:table-cell>
          <table:table-cell table:style-name="ce4" office:value-type="string" calcext:value-type="string">
            <text:p>x</text:p>
          </table:table-cell>
          <table:table-cell table:style-name="ce4"/>
          <table:table-cell table:style-name="ce15"/>
          <table:table-cell table:style-name="ce4" table:number-columns-repeated="8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4" office:value-type="string" calcext:value-type="string">
            <text:p>Clase Cubo (Creación correcta de Geometría y Topología )</text:p>
          </table:table-cell>
          <table:table-cell table:style-name="ce12" office:value-type="float" office:value="0.035" calcext:value-type="float">
            <text:p><text:s/>0,035 <text:s text:c="2"/></text:p>
          </table:table-cell>
          <table:table-cell table:style-name="ce4" office:value-type="string" calcext:value-type="string">
            <text:p>x</text:p>
          </table:table-cell>
          <table:table-cell table:style-name="ce4"/>
          <table:table-cell table:style-name="ce15" office:value-type="string" calcext:value-type="string">
            <text:p>x</text:p>
          </table:table-cell>
          <table:table-cell table:style-name="ce4" table:number-columns-repeated="8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4" office:value-type="string" calcext:value-type="string">
            <text:p>Clase Tetraedro (Creación correcta de Geometría y Topología)</text:p>
          </table:table-cell>
          <table:table-cell table:style-name="ce12" office:value-type="float" office:value="0.025" calcext:value-type="float">
            <text:p><text:s/>0,025 <text:s text:c="2"/></text:p>
          </table:table-cell>
          <table:table-cell table:style-name="ce4" office:value-type="string" calcext:value-type="string">
            <text:p>x</text:p>
          </table:table-cell>
          <table:table-cell table:style-name="ce4"/>
          <table:table-cell table:style-name="ce15" office:value-type="string" calcext:value-type="string">
            <text:p>x</text:p>
          </table:table-cell>
          <table:table-cell table:style-name="ce4" table:number-columns-repeated="8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4" office:value-type="string" calcext:value-type="string">
            <text:p>Dibujado en modo inmediato (glDrawElements)</text:p>
          </table:table-cell>
          <table:table-cell table:style-name="ce12" office:value-type="float" office:value="0.04" calcext:value-type="float">
            <text:p><text:s/>0,040 <text:s text:c="2"/>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15"/>
          <table:table-cell table:style-name="ce4" table:number-columns-repeated="8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4" office:value-type="string" calcext:value-type="string">
            <text:p>Dibujado en modo diferido (VBO)</text:p>
          </table:table-cell>
          <table:table-cell table:style-name="ce12" office:value-type="float" office:value="0.08" calcext:value-type="float">
            <text:p><text:s/>0,080 <text:s text:c="2"/>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15"/>
          <table:table-cell table:style-name="ce4" table:number-columns-repeated="8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4" office:value-type="string" calcext:value-type="string">
            <text:p>Uso de ColorArray para el color</text:p>
          </table:table-cell>
          <table:table-cell table:style-name="ce12" office:value-type="float" office:value="0.06" calcext:value-type="float">
            <text:p><text:s/>0,060 <text:s text:c="2"/>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4" table:number-columns-repeated="8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4" office:value-type="string" calcext:value-type="string">
            <text:p>Visualización modo puntos</text:p>
          </table:table-cell>
          <table:table-cell table:style-name="ce12" office:value-type="float" office:value="0.045" calcext:value-type="float">
            <text:p><text:s/>0,045 <text:s text:c="2"/>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15"/>
          <table:table-cell table:style-name="ce4" table:number-columns-repeated="8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4" office:value-type="string" calcext:value-type="string">
            <text:p>Visualización modo alambre</text:p>
          </table:table-cell>
          <table:table-cell table:style-name="ce12" office:value-type="float" office:value="0.045" calcext:value-type="float">
            <text:p><text:s/>0,045 <text:s text:c="2"/>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15"/>
          <table:table-cell table:style-name="ce4" table:number-columns-repeated="8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4" office:value-type="string" calcext:value-type="string">
            <text:p>Visualización modo sólido</text:p>
          </table:table-cell>
          <table:table-cell table:style-name="ce12" office:value-type="float" office:value="0.045" calcext:value-type="float">
            <text:p><text:s/>0,045 <text:s text:c="2"/>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15"/>
          <table:table-cell table:style-name="ce4" table:number-columns-repeated="8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4" office:value-type="string" calcext:value-type="string">
            <text:p>Visualización modo ajedrez</text:p>
          </table:table-cell>
          <table:table-cell table:style-name="ce12" office:value-type="float" office:value="0.05" calcext:value-type="float">
            <text:p><text:s/>0,050 <text:s text:c="2"/></text:p>
          </table:table-cell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4" office:value-type="string" calcext:value-type="string">
            <text:p>CULL_FACE habilitado</text:p>
          </table:table-cell>
          <table:table-cell table:style-name="ce12" office:value-type="float" office:value="0.05" calcext:value-type="float">
            <text:p><text:s/>0,050 <text:s text:c="2"/>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15"/>
          <table:table-cell table:style-name="ce4" table:number-columns-repeated="8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4" office:value-type="string" calcext:value-type="string">
            <text:p>Extra: Visualización simultánea puntos + lineas + sólido (cualquier combinación de ellos)</text:p>
          </table:table-cell>
          <table:table-cell table:style-name="ce12" office:value-type="float" office:value="0.05" calcext:value-type="float">
            <text:p><text:s/>0,050 <text:s text:c="2"/></text:p>
          </table:table-cell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4"/>
          <table:table-cell table:style-name="ce12"/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7" office:value-type="string" calcext:value-type="string">
            <text:p>Elementos de la práctica 2</text:p>
          </table:table-cell>
          <table:table-cell table:style-name="ce12"/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4" office:value-type="string" calcext:value-type="string">
            <text:p>Carga y visualiza PLY (con clase propia)</text:p>
          </table:table-cell>
          <table:table-cell table:style-name="ce12" office:value-type="float" office:value="0.05" calcext:value-type="float">
            <text:p><text:s/>0,050 <text:s text:c="2"/></text:p>
          </table:table-cell>
          <table:table-cell table:style-name="ce4" table:number-columns-repeated="2"/>
          <table:table-cell table:style-name="ce15" office:value-type="string" calcext:value-type="string">
            <text:p>x</text:p>
          </table:table-cell>
          <table:table-cell table:style-name="ce4" table:number-columns-repeated="8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4" office:value-type="string" calcext:value-type="string">
            <text:p>Clase ObjRevolucion</text:p>
          </table:table-cell>
          <table:table-cell table:style-name="ce12" office:value-type="float" office:value="0.05" calcext:value-type="float">
            <text:p><text:s/>0,050 <text:s text:c="2"/></text:p>
          </table:table-cell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4" office:value-type="string" calcext:value-type="string">
            <text:p>Constructor de revolución a partir de perfil .ply</text:p>
          </table:table-cell>
          <table:table-cell table:style-name="ce12" office:value-type="float" office:value="0.05" calcext:value-type="float">
            <text:p><text:s/>0,050 <text:s text:c="2"/></text:p>
          </table:table-cell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4" office:value-type="string" calcext:value-type="string">
            <text:p>Constructor de revolución a partir de vector de puntos</text:p>
          </table:table-cell>
          <table:table-cell table:style-name="ce12" office:value-type="float" office:value="0.05" calcext:value-type="float">
            <text:p><text:s/>0,050 <text:s text:c="2"/></text:p>
          </table:table-cell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4" office:value-type="string" calcext:value-type="string">
            <text:p>Generación correcta de geometría</text:p>
          </table:table-cell>
          <table:table-cell table:style-name="ce12" office:value-type="float" office:value="0.05" calcext:value-type="float">
            <text:p><text:s/>0,050 <text:s text:c="2"/></text:p>
          </table:table-cell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4" office:value-type="string" calcext:value-type="string">
            <text:p>Generación correcta de topología en el sentido del ejemplo</text:p>
          </table:table-cell>
          <table:table-cell table:style-name="ce12" office:value-type="float" office:value="0.07" calcext:value-type="float">
            <text:p><text:s/>0,070 <text:s text:c="2"/></text:p>
          </table:table-cell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4" office:value-type="string" calcext:value-type="string">
            <text:p>Generación correcta de topología en cualquier sentido</text:p>
          </table:table-cell>
          <table:table-cell table:style-name="ce12" office:value-type="float" office:value="0.1" calcext:value-type="float">
            <text:p><text:s/>0,100 <text:s text:c="2"/></text:p>
          </table:table-cell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4" office:value-type="string" calcext:value-type="string">
            <text:p>Detección de existencia de tapas</text:p>
          </table:table-cell>
          <table:table-cell table:style-name="ce12" office:value-type="float" office:value="0.1" calcext:value-type="float">
            <text:p><text:s/>0,100 <text:s text:c="2"/></text:p>
          </table:table-cell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4" office:value-type="string" calcext:value-type="string">
            <text:p>Constructores con argumento para crear o no tapas</text:p>
          </table:table-cell>
          <table:table-cell table:style-name="ce12" office:value-type="float" office:value="0.1" calcext:value-type="float">
            <text:p><text:s/>0,100 <text:s text:c="2"/></text:p>
          </table:table-cell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4" office:value-type="string" calcext:value-type="string">
            <text:p>Visualización opcional de tapas en tiempo de ejecución</text:p>
          </table:table-cell>
          <table:table-cell table:style-name="ce12" office:value-type="float" office:value="0.1" calcext:value-type="float">
            <text:p><text:s/>0,100 <text:s text:c="2"/></text:p>
          </table:table-cell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4" office:value-type="string" calcext:value-type="string">
            <text:p>Varios objetos simultáneos en la escena</text:p>
          </table:table-cell>
          <table:table-cell table:style-name="ce12" office:value-type="float" office:value="0.08" calcext:value-type="float">
            <text:p><text:s/>0,080 <text:s text:c="2"/></text:p>
          </table:table-cell>
          <table:table-cell table:style-name="ce4" table:number-columns-repeated="2"/>
          <table:table-cell table:style-name="ce15" office:value-type="string" calcext:value-type="string">
            <text:p>x </text:p>
          </table:table-cell>
          <table:table-cell table:style-name="ce4" table:number-columns-repeated="8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4" office:value-type="string" calcext:value-type="string">
            <text:p>Extra: rotación de perfil en cualquier eje</text:p>
          </table:table-cell>
          <table:table-cell table:style-name="ce12" office:value-type="float" office:value="0.08" calcext:value-type="float">
            <text:p><text:s/>0,080 <text:s text:c="2"/></text:p>
          </table:table-cell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4"/>
          <table:table-cell table:style-name="ce12"/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7" office:value-type="string" calcext:value-type="string">
            <text:p>Elementos de la práctica 3</text:p>
          </table:table-cell>
          <table:table-cell table:style-name="ce12"/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4" office:value-type="string" calcext:value-type="string">
            <text:p>Cálculo correcto de las normales en los vértices</text:p>
          </table:table-cell>
          <table:table-cell table:style-name="ce12" office:value-type="float" office:value="0.1" calcext:value-type="float">
            <text:p><text:s/>0,100 <text:s text:c="2"/></text:p>
          </table:table-cell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6"/>
          <table:table-cell table:number-columns-repeated="1005"/>
        </table:table-row>
        <table:table-row table:style-name="ro2">
          <table:table-cell table:style-name="ce4" office:value-type="string" calcext:value-type="string">
            <text:p>Los ejes se siguen viendo en color plano</text:p>
          </table:table-cell>
          <table:table-cell table:style-name="ce12" office:value-type="float" office:value="0.1" calcext:value-type="float">
            <text:p><text:s/>0,100 <text:s text:c="2"/></text:p>
          </table:table-cell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4" office:value-type="string" calcext:value-type="string">
            <text:p>Uso de array de normales</text:p>
          </table:table-cell>
          <table:table-cell table:style-name="ce12" office:value-type="float" office:value="0.1" calcext:value-type="float">
            <text:p><text:s/>0,100 <text:s text:c="2"/></text:p>
          </table:table-cell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4" office:value-type="string" calcext:value-type="string">
            <text:p>Implementación correcta clase Luz (y subclases)</text:p>
          </table:table-cell>
          <table:table-cell table:style-name="ce12" office:value-type="float" office:value="0.15" calcext:value-type="float">
            <text:p><text:s/>0,150 <text:s text:c="2"/></text:p>
          </table:table-cell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4" office:value-type="string" calcext:value-type="string">
            <text:p>Hay al menos una luz direccional</text:p>
          </table:table-cell>
          <table:table-cell table:style-name="ce12" office:value-type="float" office:value="0.1" calcext:value-type="float">
            <text:p><text:s/>0,100 <text:s text:c="2"/></text:p>
          </table:table-cell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4" office:value-type="string" calcext:value-type="string">
            <text:p>Hay al menos una luz puntual</text:p>
          </table:table-cell>
          <table:table-cell table:style-name="ce12" office:value-type="float" office:value="0.1" calcext:value-type="float">
            <text:p><text:s/>0,100 <text:s text:c="2"/></text:p>
          </table:table-cell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4" office:value-type="string" calcext:value-type="string">
            <text:p>Modo de visualización sombreado suave</text:p>
          </table:table-cell>
          <table:table-cell table:style-name="ce12" office:value-type="float" office:value="0.15" calcext:value-type="float">
            <text:p><text:s/>0,150 <text:s text:c="2"/></text:p>
          </table:table-cell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4" office:value-type="string" calcext:value-type="string">
            <text:p>Hay al menos tres materiales distintos en la escena simultáneamente</text:p>
          </table:table-cell>
          <table:table-cell table:style-name="ce12" office:value-type="float" office:value="0.1" calcext:value-type="float">
            <text:p><text:s/>0,100 <text:s text:c="2"/></text:p>
          </table:table-cell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4"/>
          <table:table-cell table:style-name="ce12"/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7" office:value-type="string" calcext:value-type="string">
            <text:p>Elementos de la Práctica 4</text:p>
          </table:table-cell>
          <table:table-cell table:style-name="ce12"/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4" office:value-type="string" calcext:value-type="string">
            <text:p>Diseño manual del grafo del modelo jerárquico 0.25</text:p>
          </table:table-cell>
          <table:table-cell table:style-name="ce12" office:value-type="float" office:value="0.25" calcext:value-type="float">
            <text:p><text:s/>0,250 <text:s text:c="2"/></text:p>
          </table:table-cell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4" office:value-type="string" calcext:value-type="string">
            <text:p>Estructura de clases del modelo jerárquico 0.20</text:p>
          </table:table-cell>
          <table:table-cell table:style-name="ce12" office:value-type="float" office:value="0.2" calcext:value-type="float">
            <text:p><text:s/>0,200 <text:s text:c="2"/></text:p>
          </table:table-cell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4" office:value-type="string" calcext:value-type="string">
            <text:p>Se conservan los modos de visualización 0.10</text:p>
          </table:table-cell>
          <table:table-cell table:style-name="ce12" office:value-type="float" office:value="0.1" calcext:value-type="float">
            <text:p><text:s/>0,100 <text:s text:c="2"/></text:p>
          </table:table-cell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4" office:value-type="string" calcext:value-type="string">
            <text:p>Movimiento paso a paso con teclado 3 grados de libertad (al menos una rotación y una traslación)</text:p>
          </table:table-cell>
          <table:table-cell table:style-name="ce12" office:value-type="float" office:value="0.2" calcext:value-type="float">
            <text:p><text:s/>0,200 <text:s text:c="2"/></text:p>
          </table:table-cell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4" office:value-type="string" calcext:value-type="string">
            <text:p>Animación automática de los 3 grados de libertad</text:p>
          </table:table-cell>
          <table:table-cell table:style-name="ce12" office:value-type="float" office:value="0.25" calcext:value-type="float">
            <text:p><text:s/>0,250 <text:s text:c="2"/></text:p>
          </table:table-cell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4" office:value-type="string" calcext:value-type="string">
            <text:p>Extra: Aumento/Disminución de velocidad general</text:p>
          </table:table-cell>
          <table:table-cell table:style-name="ce12" office:value-type="float" office:value="0.05" calcext:value-type="float">
            <text:p><text:s/>0,050 <text:s text:c="2"/></text:p>
          </table:table-cell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4" office:value-type="string" calcext:value-type="string">
            <text:p>Extra: Aumento/Disminución de velocidad para cada grado por separado</text:p>
          </table:table-cell>
          <table:table-cell table:style-name="ce12" office:value-type="float" office:value="0.05" calcext:value-type="float">
            <text:p><text:s/>0,050 <text:s text:c="2"/></text:p>
          </table:table-cell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4"/>
          <table:table-cell table:style-name="ce12"/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7" office:value-type="string" calcext:value-type="string">
            <text:p>Elementos de la Práctica 5</text:p>
          </table:table-cell>
          <table:table-cell table:style-name="ce12"/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4" office:value-type="string" calcext:value-type="string">
            <text:p>Asignación correcta de coordenadas de texturas en cuadro</text:p>
          </table:table-cell>
          <table:table-cell table:style-name="ce12" office:value-type="float" office:value="0.2" calcext:value-type="float">
            <text:p><text:s/>0,200 <text:s text:c="2"/></text:p>
          </table:table-cell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4" office:value-type="string" calcext:value-type="string">
            <text:p>Visualización correcta al menos un objeto con la textura 0</text:p>
          </table:table-cell>
          <table:table-cell table:style-name="ce12" office:value-type="float" office:value="0.15" calcext:value-type="float">
            <text:p><text:s/>0,150 <text:s text:c="2"/></text:p>
          </table:table-cell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4" office:value-type="string" calcext:value-type="string">
            <text:p>Animación de la luz puntual</text:p>
          </table:table-cell>
          <table:table-cell table:style-name="ce12" office:value-type="float" office:value="0.2" calcext:value-type="float">
            <text:p><text:s/>0,200 <text:s text:c="2"/></text:p>
          </table:table-cell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4" office:value-type="string" calcext:value-type="string">
            <text:p>Extra: Hay en la escena un cilindro texturizado (p.ej. lata de refresco) y una esfera texturizada (p.ej. tierra)</text:p>
          </table:table-cell>
          <table:table-cell table:style-name="ce12" office:value-type="float" office:value="0.15" calcext:value-type="float">
            <text:p><text:s/>0,150 <text:s text:c="2"/></text:p>
          </table:table-cell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4"/>
          <table:table-cell table:style-name="ce12"/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7" office:value-type="string" calcext:value-type="string">
            <text:p>Elementos de la Práctica 6</text:p>
          </table:table-cell>
          <table:table-cell table:style-name="ce12"/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4" office:value-type="string" calcext:value-type="string">
            <text:p>Hay una clase cámara que almacena sus parámetros intrínsecos y extrínsecos</text:p>
          </table:table-cell>
          <table:table-cell table:style-name="ce12" office:value-type="float" office:value="0.05" calcext:value-type="float">
            <text:p><text:s/>0,050 <text:s text:c="2"/></text:p>
          </table:table-cell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4" office:value-type="string" calcext:value-type="string">
            <text:p>Hay al menos tres cámaras en la escena (obligatorio: una ortográfica y una perspectiva)</text:p>
          </table:table-cell>
          <table:table-cell table:style-name="ce12" office:value-type="float" office:value="0.15" calcext:value-type="float">
            <text:p><text:s/>0,150 <text:s text:c="2"/></text:p>
          </table:table-cell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4" office:value-type="string" calcext:value-type="string">
            <text:p>La cámara activa se mueve en torno al objeto seleccionado con el ratón</text:p>
          </table:table-cell>
          <table:table-cell table:style-name="ce12" office:value-type="float" office:value="0.25" calcext:value-type="float">
            <text:p><text:s/>0,250 <text:s text:c="2"/></text:p>
          </table:table-cell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4" office:value-type="string" calcext:value-type="string">
            <text:p>Se puede hacer zoom con cada cámara</text:p>
          </table:table-cell>
          <table:table-cell table:style-name="ce12" office:value-type="float" office:value="0.15" calcext:value-type="float">
            <text:p><text:s/>0,150 <text:s text:c="2"/></text:p>
          </table:table-cell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4" office:value-type="string" calcext:value-type="string">
            <text:p>Al cambiar la proporción de la ventana (ancho/alto) no se deforman los objetos</text:p>
          </table:table-cell>
          <table:table-cell table:style-name="ce12" office:value-type="float" office:value="0.15" calcext:value-type="float">
            <text:p><text:s/>0,150 <text:s text:c="2"/></text:p>
          </table:table-cell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4" office:value-type="string" calcext:value-type="string">
            <text:p>Se seleccionan objetos en la escena iluminada con materiales</text:p>
          </table:table-cell>
          <table:table-cell table:style-name="ce12" office:value-type="float" office:value="0.25" calcext:value-type="float">
            <text:p><text:s/>0,250 <text:s text:c="2"/></text:p>
          </table:table-cell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4" office:value-type="string" calcext:value-type="string">
            <text:p>La camara activa, sin objeto seleccionado, se mueve en primera persona</text:p>
          </table:table-cell>
          <table:table-cell table:style-name="ce12" office:value-type="float" office:value="0.15" calcext:value-type="float">
            <text:p><text:s/>0,150 <text:s text:c="2"/></text:p>
          </table:table-cell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4" office:value-type="string" calcext:value-type="string">
            <text:p>Las cámaras conservan su estado al pasar de una a otra</text:p>
          </table:table-cell>
          <table:table-cell table:style-name="ce12" office:value-type="float" office:value="0.1" calcext:value-type="float">
            <text:p><text:s/>0,100 <text:s text:c="2"/></text:p>
          </table:table-cell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4" office:value-type="string" calcext:value-type="string">
            <text:p>Extra: Los objetos seleccionables se visualizan de forma especial</text:p>
          </table:table-cell>
          <table:table-cell table:style-name="ce12" office:value-type="float" office:value="0.12" calcext:value-type="float">
            <text:p><text:s/>0,120 <text:s text:c="2"/></text:p>
          </table:table-cell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8" table:number-columns-repeated="3"/>
          <table:table-cell table:style-name="ce4"/>
          <table:table-cell table:style-name="ce15"/>
          <table:table-cell table:style-name="ce4" table:number-columns-repeated="8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4"/>
          <table:table-cell table:style-name="ce12" office:value-type="string" office:string-value="Maximo" calcext:value-type="string">
            <text:p><text:s/>Maximo </text:p>
          </table:table-cell>
          <table:table-cell table:style-name="ce4" office:value-type="string" calcext:value-type="string">
            <text:p>yo</text:p>
          </table:table-cell>
          <table:table-cell table:style-name="ce4"/>
          <table:table-cell table:style-name="ce15"/>
          <table:table-cell table:style-name="ce4" table:number-columns-repeated="8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2" table:formula="of:=SUM([.B71:.B76])" office:value-type="float" office:value="5.5" calcext:value-type="float">
            <text:p><text:s/>5,500 <text:s text:c="2"/></text:p>
          </table:table-cell>
          <table:table-cell table:style-name="ce4" table:formula="of:=SUM([.C71:.C76])" office:value-type="float" office:value="0.45" calcext:value-type="float">
            <text:p>0,45</text:p>
          </table:table-cell>
          <table:table-cell table:style-name="ce4"/>
          <table:table-cell table:style-name="ce15"/>
          <table:table-cell table:style-name="ce4" table:number-columns-repeated="8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4" office:value-type="string" calcext:value-type="string">
            <text:p>Practica 1 </text:p>
          </table:table-cell>
          <table:table-cell table:style-name="ce12" table:formula="of:=SUM([.B4:.B17])" office:value-type="float" office:value="0.55" calcext:value-type="float">
            <text:p><text:s/>0,550 <text:s text:c="2"/></text:p>
          </table:table-cell>
          <table:table-cell table:style-name="ce4" table:formula="of:=[.B6]+[.B7]+[.B8]+[.B9]+[.B10]+[.B11]+[.B12]+[.B13]+[.B14]+[.B16]" office:value-type="float" office:value="0.45" calcext:value-type="float">
            <text:p>0,45</text:p>
          </table:table-cell>
          <table:table-cell table:style-name="ce4"/>
          <table:table-cell table:style-name="ce15"/>
          <table:table-cell table:style-name="ce4" table:number-columns-repeated="8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4" office:value-type="string" calcext:value-type="string">
            <text:p>Practica 2 </text:p>
          </table:table-cell>
          <table:table-cell table:style-name="ce12" table:formula="of:=SUM([.B20:.B31])" office:value-type="float" office:value="0.88" calcext:value-type="float">
            <text:p><text:s/>0,880 <text:s text:c="2"/></text:p>
          </table:table-cell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4" office:value-type="string" calcext:value-type="string">
            <text:p>Practica 3 </text:p>
          </table:table-cell>
          <table:table-cell table:style-name="ce12" table:formula="of:=SUM([.B34:.B41])" office:value-type="float" office:value="0.9" calcext:value-type="float">
            <text:p><text:s/>0,900 <text:s text:c="2"/></text:p>
          </table:table-cell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4" office:value-type="string" calcext:value-type="string">
            <text:p>Practica 4 </text:p>
          </table:table-cell>
          <table:table-cell table:style-name="ce12" table:formula="of:=SUM([.B44:.B50])" office:value-type="float" office:value="1.1" calcext:value-type="float">
            <text:p><text:s/>1,100 <text:s text:c="2"/></text:p>
          </table:table-cell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4" office:value-type="string" calcext:value-type="string">
            <text:p>Practica 5 </text:p>
          </table:table-cell>
          <table:table-cell table:style-name="ce12" table:formula="of:=SUM([.B53:.B56])" office:value-type="float" office:value="0.7" calcext:value-type="float">
            <text:p><text:s/>0,700 <text:s text:c="2"/></text:p>
          </table:table-cell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4" office:value-type="string" calcext:value-type="string">
            <text:p>Practica 6 </text:p>
          </table:table-cell>
          <table:table-cell table:style-name="ce12" table:formula="of:=SUM([.B59:.B67])" office:value-type="float" office:value="1.37" calcext:value-type="float">
            <text:p><text:s/>1,370 <text:s text:c="2"/></text:p>
          </table:table-cell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2" table:number-rows-repeated="38">
          <table:table-cell table:style-name="ce4"/>
          <table:table-cell table:style-name="ce12"/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2" table:number-rows-repeated="66">
          <table:table-cell table:style-name="ce3"/>
          <table:table-cell table:style-name="ce9"/>
          <table:table-cell table:style-name="ce3" table:number-columns-repeated="2"/>
          <table:table-cell table:style-name="ce17"/>
          <table:table-cell table:style-name="ce3" table:number-columns-repeated="11"/>
          <table:table-cell table:style-name="ce4" table:number-columns-repeated="3"/>
          <table:table-cell table:number-columns-repeated="1005"/>
        </table:table-row>
        <table:table-row table:style-name="ro2" table:number-rows-repeated="60">
          <table:table-cell table:style-name="ce3"/>
          <table:table-cell table:style-name="ce9"/>
          <table:table-cell table:style-name="ce3" table:number-columns-repeated="2"/>
          <table:table-cell table:style-name="ce17"/>
          <table:table-cell table:style-name="ce3" table:number-columns-repeated="11"/>
          <table:table-cell table:number-columns-repeated="1008"/>
        </table:table-row>
        <table:table-row table:style-name="ro2" table:number-rows-repeated="10483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07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07P2" style:volatile="true">
      <number:text>-</number:text>
      <number:number number:decimal-places="0" loext:min-decimal-places="0" number:min-integer-digits="2"/>
      <number:text>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4">
      <number:text> </number:text>
      <number:number number:decimal-places="2" loext:min-decimal-places="2" number:min-integer-digits="1" number:grouping="true"/>
      <number:text>   </number:text>
    </number:number-style>
    <number:number-style style:name="N105">
      <number:text>-</number:text>
      <number:number number:decimal-places="2" loext:min-decimal-places="2" number:min-integer-digits="1" number:grouping="true"/>
      <number:text>   </number:text>
    </number:number-style>
    <number:number-style style:name="N106">
      <number:text>-</number:text>
      <number:number number:decimal-places="0" loext:min-decimal-places="0" number:min-integer-digits="2"/>
      <number:text>   </number:text>
    </number:number-style>
    <number:number-style style:name="N108">
      <number:text> </number:text>
      <number:number number:decimal-places="3" loext:min-decimal-places="3" number:min-integer-digits="1" number:grouping="true"/>
      <number:text>   </number:text>
    </number:number-style>
    <number:number-style style:name="N109">
      <number:text>-</number:text>
      <number:number number:decimal-places="3" loext:min-decimal-places="3" number:min-integer-digits="1" number:grouping="true"/>
      <number:text>   </number:text>
    </number:number-style>
    <number:number-style style:name="N110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10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10P2" style:volatile="true">
      <number:text>-</number:text>
      <number:number number:decimal-places="0" loext:min-decimal-places="0" number:min-integer-digits="2"/>
      <number:text>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Millares" style:family="table-cell" style:parent-style-name="Default" style:data-style-name="N107">
      <style:table-cell-properties fo:background-color="transparent" style:vertical-align="automatic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 style:data-style-name="N2" text:time-value="12:02:22.8363817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initial-creator>fjmel</meta:initial-creator>
    <meta:creation-date>2019-10-11T16:56:56Z</meta:creation-date>
    <dc:date>2021-12-01T12:05:45.186353541</dc:date>
    <meta:editing-cycles>9</meta:editing-cycles>
    <meta:editing-duration>PT8H35M23S</meta:editing-duration>
    <meta:document-statistic meta:table-count="1" meta:cell-count="152" meta:object-count="0"/>
  </office:meta>
</office:document-meta>
</file>